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7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12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radek</text:p>
          </table:table-cell>
          <table:table-cell office:value-type="string">
            <text:p>zbrane</text:p>
          </table:table-cell>
          <table:table-cell office:value-type="string">
            <text:p>z_x</text:p>
          </table:table-cell>
          <table:table-cell office:value-type="string">
            <text:p>z_y</text:p>
          </table:table-cell>
          <table:table-cell office:value-type="string">
            <text:p>generatory</text:p>
          </table:table-cell>
          <table:table-cell office:value-type="string">
            <text:p>insZbrani</text:p>
          </table:table-cell>
          <table:table-cell office:value-type="string">
            <text:p>insGene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-17.5</text:p>
          </table:table-cell>
          <table:table-cell office:value-type="string">
            <text:p>-2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.5</text:p>
          </table:table-cell>
          <table:table-cell office:value-type="string">
            <text:p>-21.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18.04.2016</text:date>, <text:time>03:37:0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document-statistic meta:table-count="1" meta:cell-count="18" meta:object-count="0"/>
  </office:meta>
</office:document-meta>
</file>